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6pt" fo:language="it" fo:country="IT" officeooo:rsid="0019d661" officeooo:paragraph-rsid="0019d661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fo:language="it" fo:country="IT" fo:font-weight="bold" officeooo:rsid="0068a1e5" officeooo:paragraph-rsid="0068a1e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language="it" fo:country="IT" fo:font-weight="bold" officeooo:rsid="0019d661" officeooo:paragraph-rsid="0019d661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language="it" fo:country="IT" fo:font-weight="bold" officeooo:rsid="00682206" officeooo:paragraph-rsid="00682206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language="it" fo:country="IT" fo:font-weight="bold" officeooo:rsid="002ef9d2" officeooo:paragraph-rsid="002ef9d2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language="it" fo:country="IT" officeooo:rsid="0019d661" officeooo:paragraph-rsid="0019d661" style:font-size-asian="24pt" style:font-size-complex="24pt"/>
    </style:style>
    <style:style style:name="P7" style:family="paragraph" style:parent-style-name="Standard">
      <style:paragraph-properties fo:text-align="start" style:justify-single-word="false"/>
      <style:text-properties fo:font-size="14pt" fo:language="it" fo:country="IT" fo:font-weight="normal" officeooo:rsid="0068a1e5" officeooo:paragraph-rsid="0068a1e5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it" fo:country="IT" fo:font-weight="normal" officeooo:rsid="0068a1e5" officeooo:paragraph-rsid="008f6599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it" fo:country="IT" fo:font-weight="normal" officeooo:rsid="007d424a" officeooo:paragraph-rsid="0068a1e5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it" fo:country="IT" fo:font-weight="normal" officeooo:rsid="007d424a" officeooo:paragraph-rsid="008e027a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it" fo:country="IT" fo:font-weight="normal" officeooo:rsid="0089f899" officeooo:paragraph-rsid="0089f89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it" fo:country="IT" fo:font-weight="normal" officeooo:rsid="008b1330" officeooo:paragraph-rsid="008b133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language="it" fo:country="IT" fo:font-weight="normal" officeooo:rsid="008c3489" officeooo:paragraph-rsid="008e027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it" fo:country="IT" fo:font-weight="normal" officeooo:rsid="008e027a" officeooo:paragraph-rsid="008e027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language="it" fo:country="IT" fo:font-weight="normal" officeooo:rsid="0068a1e5" officeooo:paragraph-rsid="0068a1e5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it" fo:country="IT" fo:font-weight="normal" officeooo:rsid="0073602e" officeooo:paragraph-rsid="0073602e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it" fo:country="IT" fo:font-weight="normal" officeooo:rsid="008099bf" officeooo:paragraph-rsid="008099bf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it" fo:country="IT" fo:font-weight="normal" officeooo:rsid="008252ae" officeooo:paragraph-rsid="008252ae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language="it" fo:country="IT" fo:font-weight="normal" officeooo:rsid="006bcc79" officeooo:paragraph-rsid="00705efb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language="it" fo:country="IT" fo:font-weight="bold" officeooo:rsid="008252ae" officeooo:paragraph-rsid="008252ae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language="it" fo:country="IT" fo:font-weight="bold" officeooo:rsid="0073602e" officeooo:paragraph-rsid="0073602e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language="it" fo:country="IT" fo:font-weight="bold" officeooo:rsid="0089f899" officeooo:paragraph-rsid="0089f89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language="it" fo:country="IT" fo:font-weight="bold" officeooo:rsid="008ef7f1" officeooo:paragraph-rsid="008ef7f1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language="it" fo:country="IT" fo:font-weight="bold" officeooo:rsid="008f6599" officeooo:paragraph-rsid="008f659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language="it" fo:country="IT" fo:font-weight="bold" officeooo:rsid="008f6599" officeooo:paragraph-rsid="008fd866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language="it" fo:country="IT" fo:font-weight="bold" officeooo:rsid="008f6599" officeooo:paragraph-rsid="009029e8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language="it" fo:country="IT" fo:font-weight="bold" officeooo:rsid="008f6599" officeooo:paragraph-rsid="0094cd16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center" style:justify-single-word="false"/>
      <style:text-properties fo:language="it" fo:country="IT" officeooo:rsid="0019d661" officeooo:paragraph-rsid="0019d661"/>
    </style:style>
    <style:style style:name="P29" style:family="paragraph" style:parent-style-name="Standard">
      <style:paragraph-properties fo:text-align="start" style:justify-single-word="false"/>
      <style:text-properties fo:font-size="14pt" fo:language="it" fo:country="IT" fo:font-weight="bold" officeooo:rsid="0092e9e6" officeooo:paragraph-rsid="0095ca5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language="it" fo:country="IT" fo:font-weight="bold" officeooo:rsid="0092e9e6" officeooo:paragraph-rsid="0092e9e6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language="it" fo:country="IT" fo:font-weight="bold" officeooo:rsid="008f6599" officeooo:paragraph-rsid="0094cd16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language="it" fo:country="IT" fo:font-weight="bold" officeooo:rsid="0089f899" officeooo:paragraph-rsid="009653d3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language="it" fo:country="IT" fo:font-weight="normal" officeooo:rsid="0068a1e5" officeooo:paragraph-rsid="0068a1e5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language="it" fo:country="IT" fo:font-weight="normal" officeooo:rsid="008e027a" officeooo:paragraph-rsid="009653d3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language="it" fo:country="IT" fo:font-weight="normal" officeooo:rsid="008e027a" officeooo:paragraph-rsid="00978afc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language="it" fo:country="IT" fo:font-weight="normal" officeooo:rsid="009653d3" officeooo:paragraph-rsid="009653d3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language="it" fo:country="IT" fo:font-weight="normal" officeooo:rsid="009653d3" officeooo:paragraph-rsid="00978afc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language="it" fo:country="IT" fo:font-weight="normal" officeooo:rsid="008c3489" officeooo:paragraph-rsid="009653d3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language="it" fo:country="IT" fo:font-weight="normal" officeooo:rsid="0089f899" officeooo:paragraph-rsid="009653d3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language="it" fo:country="IT" fo:font-weight="normal" officeooo:rsid="00978afc" officeooo:paragraph-rsid="00978afc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language="it" fo:country="IT" fo:font-weight="normal" officeooo:rsid="008252ae" officeooo:paragraph-rsid="00978afc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language="it" fo:country="IT" fo:font-weight="normal" officeooo:rsid="0073602e" officeooo:paragraph-rsid="00978afc" style:font-size-asian="12.25pt" style:font-weight-asian="normal" style:font-size-complex="14pt" style:font-weight-complex="normal"/>
    </style:style>
    <style:style style:name="T1" style:family="text">
      <style:text-properties officeooo:rsid="00705efb"/>
    </style:style>
    <style:style style:name="T2" style:family="text">
      <style:text-properties officeooo:rsid="008e027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9f899" style:font-weight-asian="bold" style:font-weight-complex="bold"/>
    </style:style>
    <style:style style:name="T5" style:family="text">
      <style:text-properties fo:font-weight="bold" officeooo:rsid="0094cd16" style:font-weight-asian="bold" style:font-weight-complex="bold"/>
    </style:style>
    <style:style style:name="T6" style:family="text">
      <style:text-properties officeooo:rsid="008fd866"/>
    </style:style>
    <style:style style:name="T7" style:family="text">
      <style:text-properties officeooo:rsid="009029e8"/>
    </style:style>
    <style:style style:name="T8" style:family="text">
      <style:text-properties officeooo:rsid="0094cd16"/>
    </style:style>
    <style:style style:name="T9" style:family="text">
      <style:text-properties officeooo:rsid="0095ca5d"/>
    </style:style>
    <style:style style:name="T10" style:family="text">
      <style:text-properties fo:font-weight="normal" officeooo:rsid="0095ca5d" style:font-weight-asian="normal" style:font-weight-complex="normal"/>
    </style:style>
    <style:style style:name="T11" style:family="text">
      <style:text-properties officeooo:rsid="00978a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ogetto Programmazione Java</text:p>
      <text:p text:style-name="P3"/>
      <text:p text:style-name="P5">Servizio di messaggistica istantanea</text:p>
      <text:p text:style-name="P3"/>
      <text:p text:style-name="P6">A.A. 2015-2016</text:p>
      <text:p text:style-name="P6"/>
      <text:p text:style-name="P6"/>
      <text:p text:style-name="P6"/>
      <text:p text:style-name="P4">Progetto</text:p>
      <text:p text:style-name="P2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ambod Rahmani</text:p>
      <text:p text:style-name="P2"><text:soft-page-break/>Server di Log</text:p>
      <text:p text:style-name="P12"><text:bookmark-start text:name="__DdeLink__270_135176044"/>Le classi del Server di Log, come mostrate graficamente nel diagramma UML, sono le seguenti:<text:bookmark-end text:name="__DdeLink__270_135176044"/></text:p>
      <text:p text:style-name="P9"/>
      <text:p text:style-name="P22">Classe Server</text:p>
      <text:p text:style-name="P14"><text:bookmark-start text:name="__DdeLink__354_1021758819"/>Classe contenente la funzione main() del progetto.<text:bookmark-end text:name="__DdeLink__354_1021758819"/></text:p>
      <text:p text:style-name="P14">Gestisce l'Input/Output da terminale per la gestione (avvio, arresto, stampa logs) del Server di Log.</text:p>
      <text:p text:style-name="P11"/>
      <text:p text:style-name="P22">Classe GestoreParametriConfigurazioneXML</text:p>
      <text:p text:style-name="P13"><text:bookmark-start text:name="__DdeLink__357_1021758819"/><text:span text:style-name="T2">Legge i </text:span>parametri di configurazione dal file di configurazione .xml locale<text:span text:style-name="T2">.</text:span></text:p>
      <text:p text:style-name="P13"><text:bookmark-start text:name="__DdeLink__276_135176044"/>Valida i parametri tramite XML Schema con file .xsd locale.<text:bookmark-end text:name="__DdeLink__276_135176044"/></text:p>
      <text:p text:style-name="P11"/>
      <text:p text:style-name="P22">Classe ParametriConfigurazione</text:p>
      <text:p text:style-name="P13">Contiene i parametri di configurazione letti dal file di configurazione .xml locale<text:span text:style-name="T2"> dalla classe </text:span><text:span text:style-name="T4">GestoreParametriConfigurazioneXML</text:span><text:span text:style-name="T2">.</text:span></text:p>
      <text:p text:style-name="P13">Serializzata/Deserializzata tramite XMLStream.<text:bookmark-end text:name="__DdeLink__357_1021758819"/></text:p>
      <text:p text:style-name="P13"/>
      <text:p text:style-name="P22">Classe GestoreLogsXML</text:p>
      <text:p text:style-name="P14">Gestisce l'accesso sincronizzato di lettura e scrittura sul file di log .txt locale.</text:p>
      <text:p text:style-name="P13">Valida i <text:span text:style-name="T2">log ricevuti</text:span> tramite XML Schema con file .xsd locale.</text:p>
      <text:p text:style-name="P13"/>
      <text:p text:style-name="P22">Classe ThreadServerSocket</text:p>
      <text:p text:style-name="P14">Gestisce il ServerSocket in attesa delle connessioni da parte dei Clients.</text:p>
      <text:p text:style-name="P14">Estende Thread.</text:p>
      <text:p text:style-name="P14">Inviato alla classe <text:span text:style-name="T3">SocketClient</text:span><text:span text:style-name="T11">.</text:span></text:p>
      <text:p text:style-name="P11"/>
      <text:p text:style-name="P22">Classe SocketClient</text:p>
      <text:p text:style-name="P14">Gestisce il Socket di comunicazione tra Server di Log e ciascun client Connesso.</text:p>
      <text:p text:style-name="P14">Estende Thread.</text:p>
      <text:p text:style-name="P10"/>
      <text:p text:style-name="P10"/>
      <text:p text:style-name="P22">Diagramma UML</text:p>
      <text:p text:style-name="P30"><text:bookmark-start text:name="__DdeLink__270_2013926931"/>Diagramma UML presente in allegato PDF<text:span text:style-name="T9"> [</text:span><text:span text:style-name="T10">Diagramma UML Server.pdf</text:span><text:span text:style-name="T9">]</text:span>.<text:bookmark-end text:name="__DdeLink__270_2013926931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oft-page-break/>Client</text:p>
      <text:p text:style-name="P12">Le classi del Client, come mostrate graficamente nel diagramma UML, sono le seguenti:</text:p>
      <text:p text:style-name="P7"/>
      <text:p text:style-name="P7"/>
      <text:p text:style-name="P24">Classe Client</text:p>
      <text:p text:style-name="P34">Classe contenente la funzione main() del progetto.</text:p>
      <text:p text:style-name="P36">Istanzia una variabile di tipo <text:span text:style-name="T3">FrameContatti</text:span> contenente la GUI principale del progetto.</text:p>
      <text:p text:style-name="P34"/>
      <text:p text:style-name="P24">Classe Contatto</text:p>
      <text:p text:style-name="P36"><text:bookmark-start text:name="__DdeLink__375_1021758819"/>Contiene le informazioni di ciascun contatto connesso.</text:p>
      <text:p text:style-name="P36">Utilizzata dalla classe <text:span text:style-name="T3">GestoreBaseDiDati</text:span> per ottenere la lista dei contatti connessi.<text:bookmark-end text:name="__DdeLink__375_1021758819"/></text:p>
      <text:p text:style-name="P36"/>
      <text:p text:style-name="P24">Classe FrameContatti</text:p>
      <text:p text:style-name="P36">Contiene il JFrame con la GUI principale (area connessione, lista contatti connessi, menu strumenti).</text:p>
      <text:p text:style-name="P36">Istanzia una variabile di tipo <text:span text:style-name="T5">ServerSocketConversazioni</text:span> che avvia un ServerSocket che rimane in ascolto delle connessione da parte degli altri Contatti.</text:p>
      <text:p text:style-name="P36"/>
      <text:p text:style-name="P25">Classe <text:span text:style-name="T6">FrameConversazione</text:span></text:p>
      <text:p text:style-name="P36"><text:bookmark-start text:name="__DdeLink__367_1021758819"/>Contiene il JFrame con la GUI della finestra di conversazione.<text:bookmark-end text:name="__DdeLink__367_1021758819"/></text:p>
      <text:p text:style-name="P36">Istanzia una variabile di tipo <text:span text:style-name="T5">SocketConversazione</text:span> che si connette al <text:s/><text:span text:style-name="T5">ServerSocketConversazioni</text:span> del contatto con cui si desidera conversare.</text:p>
      <text:p text:style-name="P36"/>
      <text:p text:style-name="P26">Classe <text:span text:style-name="T7">FrameStatistiche</text:span></text:p>
      <text:p text:style-name="P36">Contiene il JFrame con la GUI della finestra delle statistiche.</text:p>
      <text:p text:style-name="P36"/>
      <text:p text:style-name="P27">Classe <text:span text:style-name="T8">GestoreBaseDiDati</text:span></text:p>
      <text:p text:style-name="P40">Esegue tutte le query sulla Base di Dati.</text:p>
      <text:p text:style-name="P40"/>
      <text:p text:style-name="P27">Classe <text:span text:style-name="T8">GestoreCacheConversazioni</text:span></text:p>
      <text:p text:style-name="P40">Si occupa di salvare e prelevare da file binario locale gli ultimi messaggi scambiati con ciascun Contatto.</text:p>
      <text:p text:style-name="P40"/>
      <text:p text:style-name="P27">Classe <text:span text:style-name="T8">GestoreParametriConfigurazioneXML</text:span></text:p>
      <text:p text:style-name="P38"><text:span text:style-name="T2">Legge i </text:span>parametri di configurazione dal file di configurazione .xml locale<text:span text:style-name="T2">.</text:span></text:p>
      <text:p text:style-name="P38"><text:bookmark-start text:name="__DdeLink__276_1351760441"/>Valida i parametri tramite XML Schema con file .xsd locale.<text:bookmark-end text:name="__DdeLink__276_1351760441"/></text:p>
      <text:p text:style-name="P39"/>
      <text:p text:style-name="P32">Classe ParametriConfigurazione</text:p>
      <text:p text:style-name="P38">Contiene i parametri di configurazione letti dal file di configurazione .xml locale<text:span text:style-name="T2"> dalla classe </text:span><text:span text:style-name="T4">GestoreParametriConfigurazioneXML</text:span><text:span text:style-name="T2">.</text:span></text:p>
      <text:p text:style-name="P38">Serializzata/Deserializzata tramite XMLStream.</text:p>
      <text:p text:style-name="P8"/>
      <text:p text:style-name="P27"><text:soft-page-break/>Classe <text:span text:style-name="T8">MessaggioDiLog</text:span></text:p>
      <text:p text:style-name="P42">Implementa Serializable</text:p>
      <text:p text:style-name="P41">Contiene i campi di ciascun messaggio <text:span text:style-name="T11">di log inviato da Client a Server</text:span>.</text:p>
      <text:p text:style-name="P41"/>
      <text:p text:style-name="P27">Classe <text:span text:style-name="T8">ModelloTabellaContatti</text:span></text:p>
      <text:p text:style-name="P40">Estende AbstractTableModel.</text:p>
      <text:p text:style-name="P40">Gestisce i dati della tabella contenente la lista dei Contatti connessi.</text:p>
      <text:p text:style-name="P40"/>
      <text:p text:style-name="P27"><text:bookmark-start text:name="__DdeLink__272_2013926931"/>Classe <text:bookmark-end text:name="__DdeLink__272_2013926931"/><text:span text:style-name="T8">ServerSocketConversazioni</text:span></text:p>
      <text:p text:style-name="P35">Gestisce il ServerSocket in attesa delle connessioni da parte de<text:span text:style-name="T11">gli altri Contatti</text:span>.</text:p>
      <text:p text:style-name="P35">Estende Thread.</text:p>
      <text:p text:style-name="P35">Inviato alla classe <text:span text:style-name="T5">SocketConversazione</text:span>,</text:p>
      <text:p text:style-name="P35"/>
      <text:p text:style-name="P27">Classe <text:span text:style-name="T8">SocketConversazione</text:span></text:p>
      <text:p text:style-name="P35">Gestisce il Socket di comunicazione tra <text:span text:style-name="T11">due Clients connessi che scambiano messaggi</text:span>.</text:p>
      <text:p text:style-name="P35">Estende Thread.</text:p>
      <text:p text:style-name="P35"/>
      <text:p text:style-name="P27">Classe <text:span text:style-name="T8">SocketServerDiLog</text:span></text:p>
      <text:p text:style-name="P35">Gestisce il Socket di comunicazione <text:span text:style-name="T11">con il Server di Log</text:span>.</text:p>
      <text:p text:style-name="P35">Estende Thread.</text:p>
      <text:p text:style-name="P35"/>
      <text:p text:style-name="P27">Classe <text:span text:style-name="T8">Storico</text:span></text:p>
      <text:p text:style-name="P37">Contiene le informazioni <text:span text:style-name="T11">riguardanti il numero di ore di connessione per ciascun Contatto</text:span>.</text:p>
      <text:p text:style-name="P37">Utilizzata dalla classe <text:span text:style-name="T3">GestoreBaseDiDati</text:span> per ottenere la lista <text:span text:style-name="T11">delle ore spese connesse per ciascun</text:span> contatti.</text:p>
      <text:p text:style-name="P8"/>
      <text:p text:style-name="P7"/>
      <text:p text:style-name="P23">Diagramma UML</text:p>
      <text:p text:style-name="P29">Diagramma UML presente in allegato PDF<text:span text:style-name="T9"> [</text:span><text:span text:style-name="T10">Diagramma UML Client.pdf</text:span><text:span text:style-name="T9">]</text:span>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oft-page-break/>Classi Comuni</text:p>
      <text:p text:style-name="P15"/>
      <text:p text:style-name="P19">Client e Server di Log hanno in comune il <text:span text:style-name="T1">package</text:span> <text:span text:style-name="T1">messaggio, che contiene le classi Messaggio e TipoMessaggio, e che verrà sviluppato sotto forma di una Java Class Library, in modo da ottenere un .jar da includere nei due progetti che ne necessitano.</text:span></text:p>
      <text:p text:style-name="P17">Essendo messaggio l'oggetto serializzato che viene scritto e letto da ObjectOutputStream e ObjectInputStream, conviene avere un unico file .jar da includere nel progetto Server e Client in modo da non incorrere in errori di incongruenza.</text:p>
      <text:p text:style-name="P15"/>
      <text:p text:style-name="P21">Classe Messaggio</text:p>
      <text:p text:style-name="P16"><text:bookmark-start text:name="__DdeLink__369_1021758819"/>Implementa Serializable</text:p>
      <text:p text:style-name="P18">Contiene i campi di ciascun messaggio scambiato tra Server e Client o tra due Clients.<text:bookmark-end text:name="__DdeLink__369_1021758819"/></text:p>
      <text:p text:style-name="P16"/>
      <text:p text:style-name="P21">Classe TipoMessaggio</text:p>
      <text:p text:style-name="P16"><text:bookmark-start text:name="__DdeLink__95_372180728"/>Implementa Serializable<text:bookmark-end text:name="__DdeLink__95_372180728"/></text:p>
      <text:p text:style-name="P18">Enumerazione contenente i tipi di messaggio che possono essere creati.</text:p>
      <text:p text:style-name="P15"/>
      <text:p text:style-name="P20">Diagramma UML</text:p>
      <text:p text:style-name="P29">Diagramma UML presente in allegato PDF<text:span text:style-name="T9"> [</text:span><text:span text:style-name="T10">Diagramma UML ServerClient.pdf</text:span><text:span text:style-name="T9">]</text:span>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9:13:35.096459290</meta:creation-date>
    <dc:date>2016-05-19T10:07:44.047335970</dc:date>
    <meta:editing-duration>PT18H19M17S</meta:editing-duration>
    <meta:editing-cycles>90</meta:editing-cycles>
    <meta:generator>LibreOffice/4.3.3.2$Linux_X86_64 LibreOffice_project/430m0$Build-2</meta:generator>
    <meta:document-statistic meta:table-count="0" meta:image-count="0" meta:object-count="0" meta:page-count="5" meta:paragraph-count="86" meta:word-count="623" meta:character-count="4577" meta:non-whitespace-character-count="4039"/>
  </office:meta>
</office:document-meta>
</file>